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automatic-styles>
    <style:style style:name="P1" style:family="paragraph" style:parent-style-name="Standard">
      <style:text-properties fo:font-weight="bold" officeooo:paragraph-rsid="0015174b" style:font-weight-asian="bold"/>
    </style:style>
    <style:style style:name="P2" style:family="paragraph" style:parent-style-name="Standard">
      <style:text-properties officeooo:paragraph-rsid="001517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s occurred and Findings: </text:p>
      <text:p text:style-name="P1"/>
      <text:p text:style-name="P2">During installation i tried to install node 14.x but was unable to do so (probably because the server was down for few hours) so i went to the official node site and found that the LTS version was 16.x. Luckily i was able to download it.</text:p>
      <text:p text:style-name="P2"/>
      <text:p text:style-name="P2">when i had run npm start and node api.jsto run the application directly, I accidentally closed the terminal or hit ctrl C, and the running application was stopped.</text:p>
      <text:p text:style-name="P2"/>
      <text:p text:style-name="P2">however when I used pm2 the application continued running until I manually killed the process associated with it. That means the pm2 was running as a background process which increased the reliability.</text:p>
      <text:p text:style-name="P2"/>
      <text:p text:style-name="P2">Also, i came to know that the earlier direct deployment from the node api.js command is not suitable for several users while on the other hand, from pm2 different clusters or instances can be created which increases the performance and reliability of our applic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6T15:41:45.463526800</meta:creation-date>
    <dc:date>2021-11-16T15:42:28.655490906</dc:date>
    <meta:editing-duration>PT43S</meta:editing-duration>
    <meta:editing-cycles>1</meta:editing-cycles>
    <meta:document-statistic meta:table-count="0" meta:image-count="0" meta:object-count="0" meta:page-count="1" meta:paragraph-count="5" meta:word-count="154" meta:character-count="900" meta:non-whitespace-character-count="750"/>
    <meta:generator>LibreOffice/7.2.1.2$Linux_X86_64 LibreOffice_project/20$Build-2</meta:generator>
  </office:meta>
</office:document-meta>
</file>